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paragraph-rsid="0007d583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 see - you're using Flask with an ad hoc SSL context, which generates a self-signed certificate. This is why you're getting the certificate error when trying to access it from your Angular application.</text:p>
      <text:p text:style-name="Text_20_body">Here are a few ways to handle this:</text:p>
      <text:list text:style-name="L1">
        <text:list-item>
          <text:p text:style-name="P3"><text:span text:style-name="Strong_20_Emphasis">For development only</text:span>: Configure your Angular application to accept insecure connections for this specific API. In your Angular service where you make HTTP calls, you can modify your HttpClient configuration: </text:p>
        </text:list-item>
      </text:list>
      <text:p text:style-name="Preformatted_20_Text"><text:span text:style-name="Source_20_Text"><text:tab/><text:tab/>// In your service file</text:span></text:p>
      <text:p text:style-name="Preformatted_20_Text"><text:span text:style-name="Source_20_Text"><text:tab/><text:tab/>import { HttpClient, HttpBackend } from '@angular/common/http';</text:span></text:p>
      <text:p text:style-name="Preformatted_20_Text"/>
      <text:p text:style-name="Preformatted_20_Text"><text:span text:style-name="Source_20_Text"><text:tab/><text:tab/>constructor(private httpBackend: HttpBackend) {</text:span></text:p>
      <text:p text:style-name="P2"><text:span text:style-name="Source_20_Text"><text:tab/><text:tab/><text:tab/>// Create an HttpClient that doesn't verify SSL certificates</text:span></text:p>
      <text:p text:style-name="Preformatted_20_Text"><text:span text:style-name="Source_20_Text"><text:s text:c="2"/><text:tab/><text:tab/><text:tab/>this.http = new HttpClient(httpBackend);</text:span><text:span text:style-name="T2"/></text:p>
      <text:p text:style-name="P1"><text:span text:style-name="Source_20_Text"><text:tab/><text:tab/>}</text:span></text:p>
      <text:list text:style-name="L2">
        <text:list-item>
          <text:p text:style-name="P4"><text:span text:style-name="Strong_20_Emphasis">Better approach for development</text:span>: Add an exception in your environment configuration to bypass certificate validation for specific domains or endpoints, and implement that in your HTTP interceptors.</text:p>
        </text:list-item>
        <text:list-item>
          <text:p text:style-name="P4"><text:span text:style-name="Strong_20_Emphasis">Alternative setup</text:span>: Instead of using Flask's ad hoc SSL, you could:</text:p>
          <text:list>
            <text:list-item>
              <text:p text:style-name="P5">Use Flask without SSL and proxy it through Angular's dev server </text:p>
            </text:list-item>
            <text:list-item>
              <text:p text:style-name="P5">Set up a proper development certificate using a tool like mkcert </text:p>
            </text:list-item>
          </text:list>
        </text:list-item>
        <text:list-item>
          <text:p text:style-name="P4"><text:span text:style-name="Strong_20_Emphasis">Production solution</text:span>: For a real production environment, you should get a proper SSL certificate (Let's Encrypt offers free ones) rather than using ad hoc certificates.</text:p>
        </text:list-item>
      </text:list>
      <text:p text:style-name="Text_20_body">Which approach would work best for your situation? Is this just for development, or do you need a solution for production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SC" svg:font-family="'Noto Sans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3T10:45:46.763000000</meta:creation-date>
    <dc:date>2025-04-23T10:47:02.197000000</dc:date>
    <meta:editing-duration>PT1M15S</meta:editing-duration>
    <meta:editing-cycles>1</meta:editing-cycles>
    <meta:document-statistic meta:table-count="0" meta:image-count="0" meta:object-count="0" meta:page-count="1" meta:paragraph-count="15" meta:word-count="214" meta:character-count="1386" meta:non-whitespace-character-count="1174"/>
    <meta:generator>LibreOffice/7.5.2.2$Windows_X86_64 LibreOffice_project/53bb9681a964705cf672590721dbc85eb4d0c3a2</meta:generator>
  </office:meta>
</office:document-meta>
</file>